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Monotype Corsiva" fo:font-size="20pt" officeooo:rsid="00124033" officeooo:paragraph-rsid="00124033" style:font-size-asian="17.5pt" style:font-size-complex="20pt"/>
    </style:style>
    <style:style style:name="P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Monotype Corsiva" fo:font-size="20pt" fo:language="ru" fo:country="RU" officeooo:rsid="00124033" officeooo:paragraph-rsid="00124033" style:font-size-asian="17.5pt" style:font-size-complex="20pt"/>
    </style:style>
    <style:style style:name="P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Monotype Corsiva" fo:font-size="20pt" fo:language="ru" fo:country="RU" officeooo:rsid="0013245e" officeooo:paragraph-rsid="0013245e" style:font-size-asian="17.5pt" style:font-size-complex="20pt"/>
    </style:style>
    <style:style style:name="P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Monotype Corsiva" fo:font-size="20pt" fo:language="en" fo:country="US" fo:font-weight="bold" officeooo:rsid="00124033" officeooo:paragraph-rsid="0013245e" style:font-size-asian="17.5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Monotype Corsiva" fo:font-size="16pt" fo:language="en" fo:country="US" officeooo:rsid="00124033" officeooo:paragraph-rsid="0013245e" style:font-size-asian="14pt" style:font-size-complex="16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language="en" fo:country="US" officeooo:rsid="0013245e" officeooo:paragraph-rsid="0013245e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language="en" fo:country="US" officeooo:rsid="00144d3f" officeooo:paragraph-rsid="00144d3f" style:font-size-asian="12.25pt" style:font-size-complex="14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language="ru" fo:country="RU" fo:font-style="normal" fo:font-weight="normal" officeooo:rsid="00144d3f" officeooo:paragraph-rsid="001649e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language="ru" fo:country="RU" officeooo:rsid="00144d3f" officeooo:paragraph-rsid="00144d3f" style:font-size-asian="14pt" style:font-size-complex="14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officeooo:rsid="00189e8c" officeooo:paragraph-rsid="001f7aa3" style:font-size-asian="14pt" style:font-size-complex="14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font-style="normal" fo:font-weight="normal" officeooo:rsid="0019cde4" officeooo:paragraph-rsid="0019cde4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font-style="normal" fo:font-weight="normal" officeooo:rsid="001a435d" officeooo:paragraph-rsid="001aace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4pt" fo:font-style="normal" fo:font-weight="normal" officeooo:rsid="001aace5" officeooo:paragraph-rsid="001aace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Segoe Script" fo:font-size="16pt" fo:font-style="italic" fo:font-weight="bold" officeooo:rsid="001a435d" officeooo:paragraph-rsid="001a435d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fo:font-style="italic" fo:font-weight="bold" officeooo:rsid="0017e8c7" officeooo:paragraph-rsid="0017e8c7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649ee" officeooo:paragraph-rsid="001649ee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officeooo:rsid="00144d3f" officeooo:paragraph-rsid="00144d3f" style:font-size-asian="12.25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officeooo:rsid="001649ee" officeooo:paragraph-rsid="001649ee" style:font-size-asian="12.25pt" style:font-size-complex="14pt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44d3f" officeooo:paragraph-rsid="00144d3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44d3f" officeooo:paragraph-rsid="001649e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649ee" officeooo:paragraph-rsid="001649ee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7e8c7" officeooo:paragraph-rsid="0017e8c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9cde4" officeooo:paragraph-rsid="0019cde4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a435d" officeooo:paragraph-rsid="001a435d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aace5" officeooo:paragraph-rsid="001aace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8f30c" officeooo:paragraph-rsid="0018f30c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be87d" officeooo:paragraph-rsid="001be87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0d346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2c4b8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344c2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7c056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8b3b4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50789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9eb30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b4b41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00381" officeooo:paragraph-rsid="0026139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be87d" officeooo:paragraph-rsid="001aace5" style:font-size-asian="14pt" style:font-style-asian="italic" style:font-weight-asian="bold" style:font-size-complex="16pt" style:font-style-complex="italic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normal" fo:font-weight="normal" officeooo:rsid="0018f30c" officeooo:paragraph-rsid="00189e8c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Print" fo:font-size="14pt" fo:language="ru" fo:country="RU" fo:font-style="normal" fo:font-weight="normal" officeooo:rsid="00189e8c" officeooo:paragraph-rsid="0017e8c7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Print" fo:font-size="14pt" fo:language="ru" fo:country="RU" fo:font-style="normal" fo:font-weight="normal" officeooo:rsid="001be87d" officeooo:paragraph-rsid="001be87d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1">
      <loext:graphic-properties draw:fill="none"/>
      <style:paragraph-properties fo:text-align="center" style:justify-single-word="false" fo:background-color="transparent"/>
      <style:text-properties style:font-name="Segoe Script" fo:font-size="16pt" fo:language="ru" fo:country="RU" officeooo:rsid="0013245e" officeooo:paragraph-rsid="0013245e" style:font-size-asian="14pt" style:font-size-complex="16pt"/>
    </style:style>
    <style:style style:name="P4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egoe Script" fo:font-size="16pt" fo:language="ru" fo:country="RU" officeooo:rsid="00144d3f" officeooo:paragraph-rsid="00144d3f" style:font-size-asian="14pt" style:font-size-complex="16pt"/>
    </style:style>
    <style:style style:name="P4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egoe Script" fo:font-size="16pt" fo:language="en" fo:country="US" fo:font-style="italic" fo:font-weight="bold" officeooo:rsid="0013245e" officeooo:paragraph-rsid="00144d3f" style:font-size-asian="14pt" style:font-style-asian="italic" style:font-weight-asian="bold" style:font-size-complex="16pt" style:font-style-complex="italic" style:font-weight-complex="bold"/>
    </style:style>
    <style:style style:name="P4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Segoe Script" officeooo:paragraph-rsid="001aace5"/>
    </style:style>
    <style:style style:name="P4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tyle="italic" fo:font-weight="bold" officeooo:paragraph-rsid="0013245e" style:font-style-asian="italic" style:font-weight-asian="bold" style:font-style-complex="italic" style:font-weight-complex="bold"/>
    </style:style>
    <style:style style:name="P4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44d3f" officeooo:paragraph-rsid="00144d3f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649ee" officeooo:paragraph-rsid="001649ee" style:font-size-asian="14pt" style:font-style-asian="italic" style:font-weight-asian="bold" style:font-size-complex="16pt" style:font-style-complex="italic" style:font-weight-complex="bold"/>
    </style:style>
    <style:style style:name="P4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7e8c7" officeooo:paragraph-rsid="0017e8c7" style:font-size-asian="14pt" style:font-style-asian="italic" style:font-weight-asian="bold" style:font-size-complex="16pt" style:font-style-complex="italic" style:font-weight-complex="bold"/>
    </style:style>
    <style:style style:name="P4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89e8c" officeooo:paragraph-rsid="00189e8c" style:font-size-asian="14pt" style:font-style-asian="italic" style:font-weight-asian="bold" style:font-size-complex="16pt" style:font-style-complex="italic" style:font-weight-complex="bold"/>
    </style:style>
    <style:style style:name="P5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8f30c" officeooo:paragraph-rsid="0018f30c" style:font-size-asian="14pt" style:font-style-asian="italic" style:font-weight-asian="bold" style:font-size-complex="16pt" style:font-style-complex="italic" style:font-weight-complex="bold"/>
    </style:style>
    <style:style style:name="P5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9cde4" officeooo:paragraph-rsid="0019cde4" style:font-size-asian="14pt" style:font-style-asian="italic" style:font-weight-asian="bold" style:font-size-complex="16pt" style:font-style-complex="italic" style:font-weight-complex="bold"/>
    </style:style>
    <style:style style:name="P5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a435d" officeooo:paragraph-rsid="001a435d" style:font-size-asian="14pt" style:font-style-asian="italic" style:font-weight-asian="bold" style:font-size-complex="16pt" style:font-style-complex="italic" style:font-weight-complex="bold"/>
    </style:style>
    <style:style style:name="P5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aace5" officeooo:paragraph-rsid="001aace5" style:font-size-asian="14pt" style:font-style-asian="italic" style:font-weight-asian="bold" style:font-size-complex="16pt" style:font-style-complex="italic" style:font-weight-complex="bold"/>
    </style:style>
    <style:style style:name="P54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1be87d" officeooo:paragraph-rsid="001be87d" style:font-size-asian="14pt" style:font-style-asian="italic" style:font-weight-asian="bold" style:font-size-complex="16pt" style:font-style-complex="italic" style:font-weight-complex="bold"/>
    </style:style>
    <style:style style:name="P55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00381" officeooo:paragraph-rsid="0026139c" style:font-size-asian="14pt" style:font-style-asian="italic" style:font-weight-asian="bold" style:font-size-complex="16pt" style:font-style-complex="italic" style:font-weight-complex="bold"/>
    </style:style>
    <style:style style:name="P56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00381" officeooo:paragraph-rsid="0026139c" style:font-size-asian="14pt" style:font-style-asian="italic" style:font-weight-asian="bold" style:font-size-complex="16pt" style:font-style-complex="italic" style:font-weight-complex="bold"/>
    </style:style>
    <style:style style:name="P5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2c4b8" officeooo:paragraph-rsid="0026139c" style:font-size-asian="14pt" style:font-style-asian="italic" style:font-weight-asian="bold" style:font-size-complex="16pt" style:font-style-complex="italic" style:font-weight-complex="bold"/>
    </style:style>
    <style:style style:name="P58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344c2" officeooo:paragraph-rsid="0026139c" style:font-size-asian="14pt" style:font-style-asian="italic" style:font-weight-asian="bold" style:font-size-complex="16pt" style:font-style-complex="italic" style:font-weight-complex="bold"/>
    </style:style>
    <style:style style:name="P59" style:family="paragraph" style:parent-style-name="Standard" style:list-style-name="L17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7c056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0" style:family="paragraph" style:parent-style-name="Standard" style:list-style-name="L18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7c056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1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8b3b4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2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8b3b4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3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8b3b4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4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9eb30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5" style:family="paragraph" style:parent-style-name="Standard" style:list-style-name="L23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9eb30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6" style:family="paragraph" style:parent-style-name="Standard" style:list-style-name="L24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6pt" fo:language="ru" fo:country="RU" fo:font-style="italic" fo:font-weight="bold" officeooo:rsid="002b4b41" officeooo:paragraph-rsid="0026139c" style:font-size-asian="14pt" style:font-style-asian="italic" style:font-weight-asian="bold" style:font-size-complex="16pt" style:font-style-complex="italic" style:font-weight-complex="bold"/>
    </style:style>
    <style:style style:name="P6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649ee" officeooo:paragraph-rsid="001649ee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8f30c" officeooo:paragraph-rsid="0018f30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1be87d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8b3b4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b4b41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344c2" officeooo:paragraph-rsid="0026139c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4pt" fo:language="ru" fo:country="RU" fo:font-style="normal" fo:font-weight="normal" officeooo:rsid="00200381" officeooo:paragraph-rsid="0026139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style:font-name="Segoe Script" fo:font-size="11pt" fo:language="ru" fo:country="RU" fo:font-style="normal" fo:font-weight="normal" officeooo:rsid="002b4b41" officeooo:paragraph-rsid="0026139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144d3f"/>
    </style:style>
    <style:style style:name="T4" style:family="text">
      <style:text-properties fo:language="ru" fo:country="RU" officeooo:rsid="00220c0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245e"/>
    </style:style>
    <style:style style:name="T7" style:family="text">
      <style:text-properties fo:language="en" fo:country="US" style:text-underline-style="none" fo:font-weight="bold" style:font-weight-asian="bold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124033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officeooo:rsid="0013245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4033" style:font-weight-asian="bold" style:font-weight-complex="bold"/>
    </style:style>
    <style:style style:name="T15" style:family="text">
      <style:text-properties style:font-name="Segoe Script" fo:font-size="16pt" fo:language="ru" fo:country="RU" officeooo:rsid="0013245e" style:font-size-asian="14pt" style:font-size-complex="16pt"/>
    </style:style>
    <style:style style:name="T16" style:family="text">
      <style:text-properties style:font-name="Segoe Script" fo:font-size="16pt" fo:language="ru" fo:country="RU" officeooo:rsid="00144d3f" style:font-size-asian="14pt" style:font-size-complex="16pt"/>
    </style:style>
    <style:style style:name="T17" style:family="text">
      <style:text-properties style:text-line-through-style="solid" style:text-line-through-type="single" fo:language="ru" fo:country="RU"/>
    </style:style>
    <style:style style:name="T18" style:family="text">
      <style:text-properties style:text-line-through-style="none" style:text-line-through-type="none" fo:language="ru" fo:country="RU"/>
    </style:style>
    <style:style style:name="T19" style:family="text">
      <style:text-properties style:text-line-through-style="none" style:text-line-through-type="none" fo:language="ru" fo:country="RU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language="ru" fo:country="RU" fo:font-style="normal" fo:font-weight="normal" officeooo:rsid="0018f30c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language="ru" fo:country="RU" fo:font-style="normal" fo:font-weight="normal" officeooo:rsid="001f7aa3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language="ru" fo:country="RU" officeooo:rsid="001aace5"/>
    </style:style>
    <style:style style:name="T23" style:family="text">
      <style:text-properties style:text-line-through-style="none" style:text-line-through-type="none" fo:language="ru" fo:country="RU" officeooo:rsid="001be87d"/>
    </style:style>
    <style:style style:name="T24" style:family="text">
      <style:text-properties style:text-line-through-style="none" style:text-line-through-type="none" fo:language="ru" fo:country="RU" officeooo:rsid="0021360a"/>
    </style:style>
    <style:style style:name="T25" style:family="text">
      <style:text-properties style:text-line-through-style="none" style:text-line-through-type="none" fo:language="ru" fo:country="RU" officeooo:rsid="00220c0b"/>
    </style:style>
    <style:style style:name="T26" style:family="text">
      <style:text-properties style:text-line-through-style="none" style:text-line-through-type="none" officeooo:rsid="001649ee"/>
    </style:style>
    <style:style style:name="T27" style:family="text">
      <style:text-properties style:text-line-through-style="none" style:text-line-through-type="none" style:font-name="Segoe Script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line-through-style="none" style:text-line-through-type="none" style:font-name="Segoe Script" fo:font-size="14pt" fo:language="ru" fo:country="RU" fo:font-style="normal" fo:font-weight="normal" officeooo:rsid="00144d3f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text-line-through-style="none" style:text-line-through-type="none" style:font-name="Segoe Script" fo:font-size="14pt" fo:language="ru" fo:country="RU" fo:font-style="normal" fo:font-weight="normal" officeooo:rsid="0017e8c7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text-line-through-style="none" style:text-line-through-type="none" style:font-name="Segoe Script"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officeooo:rsid="0017e8c7"/>
    </style:style>
    <style:style style:name="T32" style:family="text">
      <style:text-properties style:text-line-through-style="none" style:text-line-through-type="none" fo:language="en" fo:country="US"/>
    </style:style>
    <style:style style:name="T33" style:family="text">
      <style:text-properties style:text-line-through-style="none" style:text-line-through-type="none" fo:language="en" fo:country="US" officeooo:rsid="0017e8c7"/>
    </style:style>
    <style:style style:name="T34" style:family="text">
      <style:text-properties style:text-line-through-style="none" style:text-line-through-type="none" style:font-name="Monotype Corsiva" fo:font-size="20pt" fo:language="en" fo:country="US" fo:font-style="normal" officeooo:rsid="00124033" style:font-size-asian="17.5pt" style:font-style-asian="normal" style:font-size-complex="20pt" style:font-style-complex="normal"/>
    </style:style>
    <style:style style:name="T35" style:family="text">
      <style:text-properties style:text-line-through-style="none" style:text-line-through-type="none" style:font-name="Segoe Print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style:font-name="Segoe Print" fo:language="ru" fo:country="RU" fo:font-style="normal" fo:font-weight="normal" officeooo:rsid="00189e8c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text-line-through-style="none" style:text-line-through-type="none" fo:font-size="14pt" fo:language="en" fo:country="US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line-through-style="none" style:text-line-through-type="none" fo:font-size="16pt" fo:language="ru" fo:country="RU" fo:font-style="italic" fo:font-weight="bold" officeooo:rsid="001aace5" style:font-size-asian="14pt" style:font-style-asian="italic" style:font-weight-asian="bold" style:font-size-complex="16pt" style:font-style-complex="italic" style:font-weight-complex="bold"/>
    </style:style>
    <style:style style:name="T40" style:family="text">
      <style:text-properties style:text-line-through-style="none" style:text-line-through-type="none" fo:font-size="16pt" fo:language="ru" fo:country="RU" fo:font-style="italic" fo:font-weight="bold" officeooo:rsid="001be87d" style:font-size-asian="14pt" style:font-style-asian="italic" style:font-weight-asian="bold" style:font-size-complex="16pt" style:font-style-complex="italic" style:font-weight-complex="bold"/>
    </style:style>
    <style:style style:name="T41" style:family="text">
      <style:text-properties style:text-line-through-style="none" style:text-line-through-type="none" officeooo:rsid="00240871"/>
    </style:style>
    <style:style style:name="T42" style:family="text">
      <style:text-properties officeooo:rsid="001f7aa3"/>
    </style:style>
    <style:style style:name="T43" style:family="text">
      <style:text-properties officeooo:rsid="00220c0b"/>
    </style:style>
    <style:style style:name="T44" style:family="text">
      <style:text-properties officeooo:rsid="002419b5"/>
    </style:style>
    <style:style style:name="T45" style:family="text">
      <style:text-properties officeooo:rsid="0022c4b8"/>
    </style:style>
    <style:style style:name="T46" style:family="text">
      <style:text-properties officeooo:rsid="0027c056"/>
    </style:style>
    <style:style style:name="T47" style:family="text">
      <style:text-properties style:font-name="Monotype Corsiva" fo:font-size="20pt" fo:language="en" fo:country="US" officeooo:rsid="00124033" style:font-size-asian="17.5pt" style:font-size-complex="20pt"/>
    </style:style>
    <style:style style:name="T48" style:family="text">
      <style:text-properties style:font-name="Monotype Corsiva" fo:font-size="20pt" fo:language="en" fo:country="US" officeooo:rsid="0013245e" style:font-size-asian="17.5pt" style:font-size-complex="20pt"/>
    </style:style>
    <style:style style:name="T49" style:family="text">
      <style:text-properties style:font-name="Monotype Corsiva" fo:font-size="20pt" officeooo:rsid="0013245e" style:font-size-asian="17.5pt" style:font-size-complex="20pt"/>
    </style:style>
    <style:style style:name="T50" style:family="text">
      <style:text-properties officeooo:rsid="0028b3b4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Исследовательская станция (</text:span><text:span text:style-name="T2">Лаборатория № </text:span><text:span text:style-name="T8">IMB-Q-13</text:span><text:span text:style-name="T10">)</text:span></text:p>
      <text:p text:style-name="P2">Хронология развития исследований патогена<text:span text:style-name="T5"> “CD-</text:span><text:span text:style-name="T6">11-40</text:span><text:span text:style-name="T11">Е</text:span><text:span text:style-name="T6">”,</text:span><text:span text:style-name="T5"> </text:span>изменяющего человеческие ткани <text:span text:style-name="T11">и жизнедеятелнось организма.</text:span></text:p>
      <text:p text:style-name="P2"/>
      <text:p text:style-name="P3">Примечание: Дневник <text:s/>исследований <text:s/>доступен только персоналу <text:span text:style-name="T14">Лаборатори</text:span><text:span text:style-name="T13">и</text:span><text:span text:style-name="T14"> № </text:span><text:span text:style-name="T9">IMB-Q-13</text:span></text:p>
      <text:p text:style-name="P4"/>
      <text:p text:style-name="P3">Автор записей зашифрован под псевд<text:span text:style-name="T44">о</text:span>нимом <text:span text:style-name="T12">Doctor</text:span><text:span text:style-name="T7"> K.</text:span></text:p>
      <text:p text:style-name="P5"/>
      <text:list xml:id="list1396287860" text:style-name="L1">
        <text:list-header>
          <text:p text:style-name="P41"/>
          <text:p text:style-name="P41">1.Начало исследований.</text:p>
        </text:list-header>
        <text:list-item>
          <text:p text:style-name="P45"><text:span text:style-name="T16">1</text:span><text:span text:style-name="T15">9 марта.</text:span></text:p>
        </text:list-item>
      </text:list>
      <text:p text:style-name="P6"><text:span text:style-name="T1">Мы сделали необыкновенное открытие </text:span><text:span text:style-name="T4">в глубине</text:span><text:span text:style-name="T1"> </text:span><text:span text:style-name="T3">расселины ледника:</text:span></text:p>
      <text:p text:style-name="P9"><text:span text:style-name="T43">Удивительно</text:span> черное вещество, которое сохраняет жидкое состояние, не смотря на <text:span text:style-name="T43">экстремально</text:span> низкие температуры. Такое впечатление, что оно реагирует на живые организмы, поскольку оно медленно прибл<text:span text:style-name="T43">и</text:span>жается к нам. Это сильно нервирует и завораживает одновременно. Мы взяли образец на анализ.</text:p>
      <text:list xml:id="list121347005481596" text:continue-numbering="true" text:style-name="L1">
        <text:list-header>
          <text:p text:style-name="P42"/>
        </text:list-header>
        <text:list-item>
          <text:p text:style-name="P43"><text:span text:style-name="T3">3</text:span><text:span text:style-name="T1"> </text:span><text:span text:style-name="T3">авгус</text:span><text:span text:style-name="T1">та.</text:span></text:p>
        </text:list-item>
      </text:list>
      <text:p text:style-name="P7"><text:span text:style-name="T1">Эксперименты с черным веществом показали, что данный </text:span><text:span text:style-name="T17">«патоген»</text:span><text:span text:style-name="T18"> «организм» может взаимодействовать с </text:span><text:span text:style-name="T25">человеческими</text:span><text:span text:style-name="T18"> тканями, кожей и другими элементами человеческого организма. Результаты экспериментов с кусочками кожи и волосами это доказывают.</text:span></text:p>
      <text:p text:style-name="P17"/>
      <text:p text:style-name="P18">Последующие эксперименты не выявили положительных результатов.</text:p>
      <text:p text:style-name="P17"/>
      <text:p text:style-name="P17"><text:soft-page-break/></text:p>
      <text:list xml:id="list888491358" text:style-name="L2">
        <text:list-item>
          <text:p text:style-name="P46">1 октября</text:p>
        </text:list-item>
      </text:list>
      <text:p text:style-name="P19">Как такое могло случиться?!</text:p>
      <text:p text:style-name="P20">Этот несчастный случай… Оно.. попало в Саманту.</text:p>
      <text:p text:style-name="P21">Она меняется. Её глаза стали черными.</text:p>
      <text:p text:style-name="P21">Мы её изолировали и поставили под постоянный контроль. Наблюдения показали, что Саманта начала неожиданным, для всех, образом трансформиловаться. Нам пришлось уничтожить ее, чтобы ситуация в лаборатории стала безопаснее.</text:p>
      <text:p text:style-name="P8"><text:span text:style-name="T26">Что мы натворили! Мы упустили тот момент, когда этот «организм» сбежал в </text:span><text:span text:style-name="T41">вентиляцию</text:span><text:span text:style-name="T26">, </text:span><text:span text:style-name="T31">которая соединяла нашу лабораторию с блоком «С», «</text:span><text:span text:style-name="T33">D</text:span><text:span text:style-name="T31">» и «А»</text:span><text:span text:style-name="T26">.</text:span></text:p>
      <text:p text:style-name="P21">Теперь нам всеи грозит опасность!</text:p>
      <text:list xml:id="list2587203381" text:style-name="L3">
        <text:list-header>
          <text:p text:style-name="P67"/>
        </text:list-header>
        <text:list-item>
          <text:p text:style-name="P47">23 ноября</text:p>
        </text:list-item>
      </text:list>
      <text:p text:style-name="P16"><text:span text:style-name="T28">К </text:span><text:span text:style-name="T27">сожалению, мы не смогли предупредить наших коллег.</text:span></text:p>
      <text:p text:style-name="P16"><text:span text:style-name="T27">В блоке «С», </text:span><text:span text:style-name="T29">отделе по обеспечению безопасности исследований, оборволась связь. Скорее всего, «организм» вывел из строя систему передачи аудио и видео сигналов.</text:span></text:p>
      <text:p text:style-name="P22">В данном блоке присутствует аварийный выход, который был спроектирован так, что открыть его можно только с помощью неизменной человеческой логики.</text:p>
      <text:p text:style-name="P22"/>
      <text:list xml:id="list3658755256" text:style-name="L4">
        <text:list-item>
          <text:p text:style-name="P48">25 ноября</text:p>
        </text:list-item>
      </text:list>
      <text:p text:style-name="P15"><text:span text:style-name="T30">В нашей лаборатории произошло то, что повергло нас в тревогу. Отключилась система питания генираторов и </text:span><text:span text:style-name="T34">IMB-Q-13 </text:span><text:span text:style-name="T35">перешла на резервное питание. </text:span><text:span text:style-name="T36">Мы отправили инженера, для устранения неполадок и включения основного питания.</text:span></text:p>
      <text:p text:style-name="P39"/>
      <text:list xml:id="list3849391767" text:style-name="L5">
        <text:list-item>
          <text:p text:style-name="P49"><text:soft-page-break/>26 ноября</text:p>
        </text:list-item>
      </text:list>
      <text:p text:style-name="P10"><text:span text:style-name="T19">Наш инженер смог восстановить работу генераторов, однако, его КПК сходил с ума. Датчики </text:span><text:span text:style-name="T21">жизнедеятельности</text:span><text:span text:style-name="T19"> выявляли ошибку «3027».Проверяя систему безопасности я обнаружил, что около 7 часов назад детекторы движения зафиксировали подозрительную активность в вентиляции над генераторной. Проверив записи с камер</text:span></text:p>
      <text:p text:style-name="P10"><text:span text:style-name="T19">видеонаблюдения, я заметил процесс трансформации потерянного инженера, на тайм-коде «03 27 15» он пропал. </text:span><text:span text:style-name="T20">Весь наш исследовательский центр перешел в режим повышенной </text:span><text:span text:style-name="T21">подготовленности.</text:span></text:p>
      <text:p text:style-name="P38"/>
      <text:list xml:id="list274943409" text:style-name="L6">
        <text:list-item>
          <text:p text:style-name="P68">Данные о безопасности и неисправностях в системах не установлены до февраля следующего года.</text:p>
        </text:list-item>
      </text:list>
      <text:p text:style-name="P26"/>
      <text:list xml:id="list2813307301" text:style-name="L7">
        <text:list-item>
          <text:p text:style-name="P50">29 февраля</text:p>
        </text:list-item>
      </text:list>
      <text:p text:style-name="P11"><text:span text:style-name="T18">Обнаружен сбой в системе креокамеры № </text:span><text:span text:style-name="T32">V135-06T.</text:span></text:p>
      <text:p text:style-name="P23">Попытки устранить данные ошибки перешли в неконтролируемый процесс пробуждения объекта.</text:p>
      <text:p text:style-name="P23"/>
      <text:list xml:id="list3498833490" text:style-name="L8">
        <text:list-item>
          <text:p text:style-name="P51">5 марта</text:p>
        </text:list-item>
      </text:list>
      <text:p text:style-name="P23">Система подачи усыпляющего газа и азота была непредвиденно <text:s/>отключена. </text:p>
      <text:p text:style-name="P14"><text:span text:style-name="T37">Камеры в секторе «</text:span><text:span text:style-name="T38">B</text:span><text:span text:style-name="T37">», в библиотеке, обнаружили активность.</text:span></text:p>
      <text:p text:style-name="P24">Неизвестное существо черного цвета, больше напоминало волка, но на нем была странной формы белая маска. Оно осознанно пытается изучать литературу.</text:p>
      <text:p text:style-name="P24"/>
      <text:list xml:id="list2123731256" text:style-name="L9">
        <text:list-item>
          <text:p text:style-name="P52">21 марта</text:p>
        </text:list-item>
      </text:list>
      <text:p text:style-name="P12"><text:span text:style-name="T18">После длительных наблюдений за поведением человека и </text:span><text:span text:style-name="T24">неизвестного</text:span><text:span text:style-name="T18"> объекта </text:span><text:span text:style-name="T24">выяснилось</text:span><text:span text:style-name="T18">, что некоторые </text:span><text:soft-page-break/><text:span text:style-name="T18">животные начали вести себя наступательнее к живым объектам, особенно на людей… Животные приобрели антифизические свойства… похожие процессы наблюдались при разжижении латекса. </text:span><text:span text:style-name="T22">Практически все животные имели гидрофобность, что делало их неуязвимым к воде.</text:span></text:p>
      <text:p text:style-name="P25"/>
      <text:list xml:id="list2226561126" text:style-name="L10">
        <text:list-item>
          <text:p text:style-name="P53">22 марта</text:p>
        </text:list-item>
      </text:list>
      <text:p text:style-name="P25">Я не мог этого ожидать, практически все наши коллеги пропали <text:span text:style-name="T42">без вести</text:span>, но это не настолько плохая новость.</text:p>
      <text:p text:style-name="P25">Проверяя камеры видеонаблюдения я увидел, что человек не потерял свои умственные способности, его логические процессы работают на максимум.</text:p>
      <text:p text:style-name="P25"/>
      <text:list xml:id="list3894080326" text:style-name="L11">
        <text:list-item>
          <text:p text:style-name="P44"><text:span text:style-name="T39">23 марта</text:span><text:span text:style-name="T40">(первая половина дня)</text:span></text:p>
        </text:list-item>
      </text:list>
      <text:p text:style-name="P13"><text:span text:style-name="T18">Неизвестное существо не только </text:span><text:span text:style-name="T23">заимело навыки общения</text:span><text:span text:style-name="T18">, но и выучило </text:span><text:span text:style-name="T23">процесс создания</text:span><text:span text:style-name="T18"> изобразительного искусства.</text:span></text:p>
      <text:p text:style-name="P25">О боже! Первый <text:span text:style-name="T42">контакт</text:span> человека с неизвестным объектом.</text:p>
      <text:p text:style-name="P25">Они поддерживают разговор на долгом <text:span text:style-name="T42">промежутке</text:span> времени. Я буду продолжать записывать поведение существа и человека.</text:p>
      <text:p text:style-name="P37"/>
      <text:list xml:id="list3462601185" text:style-name="L12">
        <text:list-item>
          <text:p text:style-name="P54">23 марта(вторая половина дня)</text:p>
        </text:list-item>
      </text:list>
      <text:p text:style-name="P27">Неужели! Существо не убило человека, оно помогает ему… Хотя собратья объекта ведут себя агрессивно по отношению к людям.</text:p>
      <text:p text:style-name="P69">Стоп… Оно, себя назвало по имени?!…</text:p>
      <text:p text:style-name="P69"/>
      <text:list xml:id="list1501713006" text:style-name="L13">
        <text:list-item>
          <text:p text:style-name="P55">24 марта(00:00)</text:p>
        </text:list-item>
      </text:list>
      <text:p text:style-name="P36">Данные с камер подтверждают привязанность и дружбу между латексным существом и человеком. <text:span text:style-name="T45">Это странно, продолжаю наблюдение за их активностью и поведением.</text:span></text:p>
      <text:p text:style-name="P36"/>
      <text:p text:style-name="P36"><text:soft-page-break/></text:p>
      <text:list xml:id="list2423750543" text:style-name="L14">
        <text:list-item>
          <text:p text:style-name="P56">24 марта(<text:span text:style-name="T46">0</text:span>2:17)</text:p>
        </text:list-item>
      </text:list>
      <text:p text:style-name="P28">Все ученые кроме меня пропали безвести. Я заметил мутацию «организма <text:span text:style-name="T47">CD-</text:span><text:span text:style-name="T48">11-40</text:span><text:span text:style-name="T49">Е</text:span>». Мутаци сопроваждалось появлением неизветных науке минералов. Также известно, что обнаружены новые виды «этих» существ. Известно, исследования показали, что по всей лаборатории распространяются гнёзда «чёрных» и гнёзда «белых». Мне точно грозит опаснось. Приступаю к созданию специальной инъекции для трансформации без вреда здоровью, возможно будут побочные эффекты.</text:p>
      <text:p text:style-name="P28"/>
      <text:list xml:id="list899077625" text:style-name="L15">
        <text:list-item>
          <text:p text:style-name="P57">24 марта(05:24)</text:p>
        </text:list-item>
      </text:list>
      <text:p text:style-name="P29">Как такое могло произойти?! Блок «Д» затопило, там теперь водятся акулоподобные и осьминогоподобные существа, мне точно грозит опасност, продолжаю разроботку инъекции.</text:p>
      <text:p text:style-name="P29"/>
      <text:list xml:id="list3628046330" text:style-name="L16">
        <text:list-item>
          <text:p text:style-name="P58">24 марта(11:48)</text:p>
        </text:list-item>
      </text:list>
      <text:p text:style-name="P30">Я произвел инъекцию и вколол ее в себя. Через несколько минут я почувствовал сильную боль во всем теле.</text:p>
      <text:p text:style-name="P30">Проверив свои биометрические данные, я понял,что инъекция работает и я трансформируюсь. Сначала выросла белая шерсть, лапы, потом когти, мое лицо стало похоже на морду волка или собаки, у меня появились уши «локаторы». Неужели это прогресс? </text:p>
      <text:p text:style-name="P30">Мой организм быстро примособился к новому телу, функционируют все отдели моего нового облика.</text:p>
      <text:p text:style-name="P30"/>
      <text:p text:style-name="P30"/>
      <text:p text:style-name="P30"/>
      <text:p text:style-name="P30"/>
      <text:list xml:id="list389655114" text:style-name="L17">
        <text:list-item>
          <text:p text:style-name="P59"><text:soft-page-break/>24 марта(12:38)</text:p>
        </text:list-item>
      </text:list>
      <text:p text:style-name="P31">Узнав о том, что оба объекта пытаются сбежат из лаборатории, я предпринял меры по трудодоступности к доступу для открытия дверей.</text:p>
      <text:p text:style-name="P31">Я попробую остановить их.</text:p>
      <text:p text:style-name="P31"/>
      <text:list xml:id="list1020022852" text:style-name="L18">
        <text:list-item>
          <text:p text:style-name="P60">24 марта(14:10)</text:p>
        </text:list-item>
      </text:list>
      <text:p text:style-name="P31">Произошло то, чего я точно не ожидал. Все белые «латексные» существа не отакуют меня, они считают, что я такой же как и они.</text:p>
      <text:p text:style-name="P31">Я обустроился в одной из секретных комнат на заброшенном балконе, для того чтобы предпринять <text:span text:style-name="T50">меры </text:span><text:s/>от намерений обоих объектов.</text:p>
      <text:p text:style-name="P31"/>
      <text:list xml:id="list3620731550" text:style-name="L19">
        <text:list-item>
          <text:p text:style-name="P61">24 марта(15:22)</text:p>
        </text:list-item>
      </text:list>
      <text:p text:style-name="P32">Мои меры по остановке обоих объектов провалились. Я подскальзнулся на луже латекса и потерял сознание, они не должны выйти из лаборатории.</text:p>
      <text:p text:style-name="P32"/>
      <text:list xml:id="list1950958348" text:style-name="L20">
        <text:list-item>
          <text:p text:style-name="P62">24 марта(17:12)</text:p>
        </text:list-item>
      </text:list>
      <text:p text:style-name="P32">Я их догнал! Они практически вышли из лаборатории, но я смог остановить их на пару минут.</text:p>
      <text:p text:style-name="P32">Я разрешаю сделать выбор человеку. Остаться или уйти.</text:p>
      <text:p text:style-name="P32">Неожиданно для меня он затрудниля ответить и сказал, что он хочет трансформироваться, как я. Это повергло меня в шок. Данная операция не может нести в себе уверенность о положительном результате, это будет сложно как для меня, так и для обоих объектов, чуитывая, что черное существо не имеет носителя…</text:p>
      <text:p text:style-name="P32"/>
      <text:list xml:id="list1006990221" text:style-name="L21">
        <text:list-header>
          <text:p text:style-name="P70"/>
        </text:list-header>
      </text:list>
      <text:p text:style-name="P32"/>
      <text:p text:style-name="P33"><text:soft-page-break/></text:p>
      <text:list xml:id="list121346841512225" text:continue-numbering="true" text:style-name="L21">
        <text:list-item>
          <text:p text:style-name="P63">24 марта(18:01)</text:p>
        </text:list-item>
      </text:list>
      <text:p text:style-name="P34">Я изготовил препарат для человека, он уже лежал на специальной кровати. Никогда раньше не работая с людьми, я промахнулся 2 раза, пытаясь внедрить инъекцию через капельницу. На третий раз препарат начал свой путь по кровеносным сосудам.</text:p>
      <text:p text:style-name="P34"/>
      <text:list xml:id="list3367233697" text:style-name="L22">
        <text:list-item>
          <text:p text:style-name="P64">26 марта(18:24)</text:p>
        </text:list-item>
      </text:list>
      <text:p text:style-name="P34">Операция прошла успешнее, чем я думал. Человек стал таким же как и я. Существо по имени «Пуро» теперь имеет биоробота, который я внедрил в него, он ничем не отличается от обычного человеческого скелета или же «носителя». Они вышли из лаборатории, я остался один…</text:p>
      <text:p text:style-name="P34"/>
      <text:list xml:id="list2530220421" text:style-name="L23">
        <text:list-item>
          <text:p text:style-name="P65">26 марта(20:37)</text:p>
        </text:list-item>
      </text:list>
      <text:p text:style-name="P34">Сидя на стуле и читая книгу я заметил движение, точнее силуэты рядом со входом в лабораторию… </text:p>
      <text:p text:style-name="P34">Стоп… Они возвращаются, чтобы здесь остаться жить?…</text:p>
      <text:p text:style-name="P35">Кажется.. это начало новой истории…</text:p>
      <text:p text:style-name="P35"/>
      <text:list xml:id="list3114669262" text:style-name="L24">
        <text:list-item>
          <text:p text:style-name="P66">30 марта</text:p>
        </text:list-item>
      </text:list>
      <text:p text:style-name="P35">Мы сдружились быстрее чем я думал…<text:line-break/>Я чувствовал, что что-то во мне изменилось. Я стал добрее!<text:line-break/>Даже и не знаю, насколько я был увлечен наукой, что хотел чуть-ли не погубить человека и Пуро… Онимне стали как родными. </text:p>
      <text:p text:style-name="P35">Я думаю, что было правильным решением отпустить их, они бы все равно вернулись.</text:p>
      <text:p text:style-name="P74">Лин, Я и Пуро стали лучшими друзьями и все полагаемя друг на друга. :)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20:58:52.011000000</meta:creation-date>
    <dc:date>2020-03-19T12:13:44.557000000</dc:date>
    <meta:editing-duration>PT14M1S</meta:editing-duration>
    <meta:editing-cycles>7</meta:editing-cycles>
    <meta:generator>Ultra_Office/6.2.3.2$Windows_x86 LibreOffice_project/</meta:generator>
    <meta:document-statistic meta:table-count="0" meta:image-count="0" meta:object-count="0" meta:page-count="7" meta:paragraph-count="85" meta:word-count="1114" meta:character-count="7675" meta:non-whitespace-character-count="6664"/>
  </office:meta>
</office:document-meta>
</file>